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008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2.0543in"/>
    </style:style>
    <style:style style:name="co12" style:family="table-column">
      <style:table-column-properties fo:break-before="auto" style:column-width="2.3252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2.9874in"/>
    </style:style>
    <style:style style:name="co15" style:family="table-column">
      <style:table-column-properties fo:break-before="auto" style:column-width="0.7701in"/>
    </style:style>
    <style:style style:name="co16" style:family="table-column">
      <style:table-column-properties fo:break-before="auto" style:column-width="1.56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2.2752in"/>
    </style:style>
    <style:style style:name="co20" style:family="table-column">
      <style:table-column-properties fo:break-before="auto" style:column-width="2.839in"/>
    </style:style>
    <style:style style:name="co21" style:family="table-column">
      <style:table-column-properties fo:break-before="auto" style:column-width="3.872in"/>
    </style:style>
    <style:style style:name="co22" style:family="table-column">
      <style:table-column-properties fo:break-before="auto" style:column-width="2.798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4.7846in"/>
    </style:style>
    <style:style style:name="co27" style:family="table-column">
      <style:table-column-properties fo:break-before="auto" style:column-width="2.6563in"/>
    </style:style>
    <style:style style:name="co28" style:family="table-column">
      <style:table-column-properties fo:break-before="auto" style:column-width="0.7102in"/>
    </style:style>
    <style:style style:name="co29" style:family="table-column">
      <style:table-column-properties fo:break-before="auto" style:column-width="2.2453in"/>
    </style:style>
    <style:style style:name="co30" style:family="table-column">
      <style:table-column-properties fo:break-before="auto" style:column-width="2.3618in"/>
    </style:style>
    <style:style style:name="co31" style:family="table-column">
      <style:table-column-properties fo:break-before="auto" style:column-width="4.0201in"/>
    </style:style>
    <style:style style:name="co32" style:family="table-column">
      <style:table-column-properties fo:break-before="auto" style:column-width="4.9327in"/>
    </style:style>
    <style:style style:name="co33" style:family="table-column">
      <style:table-column-properties fo:break-before="auto" style:column-width="1.4228in"/>
    </style:style>
    <style:style style:name="co34" style:family="table-column">
      <style:table-column-properties fo:break-before="auto" style:column-width="1.1835in"/>
    </style:style>
    <style:style style:name="co35" style:family="table-column">
      <style:table-column-properties fo:break-before="auto" style:column-width="3.0291in"/>
    </style:style>
    <style:style style:name="co36" style:family="table-column">
      <style:table-column-properties fo:break-before="auto" style:column-width="1.2319in"/>
    </style:style>
    <style:style style:name="co37" style:family="table-column">
      <style:table-column-properties fo:break-before="auto" style:column-width="1.7654in"/>
    </style:style>
    <style:style style:name="co38" style:family="table-column">
      <style:table-column-properties fo:break-before="auto" style:column-width="2.9071in"/>
    </style:style>
    <style:style style:name="co39" style:family="table-column">
      <style:table-column-properties fo:break-before="auto" style:column-width="3.2902in"/>
    </style:style>
    <style:style style:name="co40" style:family="table-column">
      <style:table-column-properties fo:break-before="auto" style:column-width="0.5693in"/>
    </style:style>
    <style:style style:name="co41" style:family="table-column">
      <style:table-column-properties fo:break-before="auto" style:column-width="1.0209in"/>
    </style:style>
    <style:style style:name="co42" style:family="table-column">
      <style:table-column-properties fo:break-before="auto" style:column-width="2.7583in"/>
    </style:style>
    <style:style style:name="co43" style:family="table-column">
      <style:table-column-properties fo:break-before="auto" style:column-width="2.2189in"/>
    </style:style>
    <style:style style:name="co44" style:family="table-column">
      <style:table-column-properties fo:break-before="auto" style:column-width="3.8366in"/>
    </style:style>
    <style:style style:name="co45" style:family="table-column">
      <style:table-column-properties fo:break-before="auto" style:column-width="3.9693in"/>
    </style:style>
    <style:style style:name="co46" style:family="table-column">
      <style:table-column-properties fo:break-before="auto" style:column-width="4.3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ystem_20_Monitor">
      <style:table-properties table:display="true" style:writing-mode="lr-tb"/>
    </style:style>
    <style:style style:name="ta6" style:family="table" style:master-page-name="PageStyle_5f_Feature-Snapsho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2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4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8957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office:value-type="string" calcext:value-type="string">
            <text:p>No ToDo page generated via doxygen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office:value-type="string" calcext:value-type="string">
            <text:p>No warnings/errors. <text:s/>All tests passed.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80%</text:p>
          </table:table-cell>
          <table:table-cell office:value-type="string" calcext:value-type="string">
            <text:p>Line Coverage at 61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office:value-type="string" calcext:value-type="string">
            <text:p>`No formatting errors found.`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7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re Softwar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22" table:default-cell-style-name="ce15"/>
        <table:table-column table:style-name="co17" table:default-cell-style-name="Default"/>
        <table:table-column table:style-name="co23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6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Class Diagrams/Header files have data out of order, hard to verify this currently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Multiple Sequence diagrams are miss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office:value-type="string" calcext:value-type="string">
            <text:p>Missing linkage from SystemMonitor feature to SystemMonitor Node. <text:s/>Duplicate information in SystemMonitor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: 1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3256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WARN or Lower. <text:s/>No nodes should crash.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  <text:p> /&lt;hostname&gt;/datalogger_node</text:p>
            <text:p>/&lt;hostname&gt;/master_node</text:p>
            <text:p>/&lt;hostname&gt;/snapshot_node</text:p>
            <text:p>/&lt;hostname&gt;/safety_node</text:p>
            <text:p>/diagnostic_node</text:p>
            <text:p/>
          </table:table-cell>
          <table:table-cell office:value-type="string" calcext:value-type="string">
            <text:p>/DevComputer2/datalogger_node</text:p>
            <text:p>/DevComputer2/master_node</text:p>
            <text:p>/DevComputer2/snapshot_node</text:p>
            <text:p>/diagnostic_node</text:p>
            <text:p/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 Safety Node. <text:s/>Bug: 1374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ystem Monitor" table:style-name="ta5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ce13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4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8819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table:style-name="ce8" office:value-type="string" calcext:value-type="string">
            <text:p>PASSED</text:p>
          </table:table-cell>
          <table:table-cell table:style-name="ce8"/>
          <table:table-cell table:style-name="ce11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8" office:value-type="string" calcext:value-type="string">
            <text:p>Bug: 1371</text:p>
          </table:table-cell>
          <table:table-cell table:style-name="ce11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8"/>
          <table:table-cell table:style-name="ce11"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8" office:value-type="string" calcext:value-type="string">
            <text:p>Bug: 1372</text:p>
          </table:table-cell>
          <table:table-cell table:style-name="ce11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8"/>
          <table:table-cell table:style-name="ce11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8"/>
          <table:table-cell table:style-name="ce11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8"/>
          <table:table-cell table:style-name="ce11"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6, 1377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/>
          <table:table-cell office:value-type="string" calcext:value-type="string">
            <text:p>PASSED</text:p>
          </table:table-cell>
          <table:table-cell table:style-name="ce9"/>
          <table:table-cell table:number-columns-repeated="1016"/>
        </table:table-row>
        <table:table-row table:style-name="ro3" table:number-rows-repeated="3">
          <table:table-cell table:number-columns-repeated="7"/>
          <table:table-cell table:style-name="ce10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1:.$H$1"/>
        </table:named-expressions>
      </table:table>
      <table:table table:name="Node-Safety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number-columns-repeated="101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ata Logger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01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Master Node" table:style-name="ta3">
        <office:forms form:automatic-focus="false" form:apply-design-mode="false"/>
        <table:table-column table:style-name="co1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17" table:number-columns-repeated="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Snapshot Node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43" table:default-cell-style-name="Default"/>
        <table:table-column table:style-name="co44" table:default-cell-style-name="ce13"/>
        <table:table-column table:style-name="co45" table:default-cell-style-name="ce13"/>
        <table:table-column table:style-name="co36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827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-Diagnostic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4445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1" table:target-range-address="General.A1:General.H4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Node-System Monitor'.A1:'Node-System Monitor'.H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34:31.10658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8T22:03:57.797252124</dc:date>
    <meta:generator>LibreOffice/6.4.7.2$Linux_X86_64 LibreOffice_project/40$Build-2</meta:generator>
    <meta:editing-duration>PT9H43M50S</meta:editing-duration>
    <meta:editing-cycles>45</meta:editing-cycles>
    <meta:document-statistic meta:table-count="10" meta:cell-count="5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